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e587" officeooo:paragraph-rsid="000de587"/>
    </style:style>
    <style:style style:name="P2" style:family="paragraph" style:parent-style-name="Standard">
      <style:text-properties officeooo:rsid="000edefa" officeooo:paragraph-rsid="000edefa"/>
    </style:style>
    <style:style style:name="P3" style:family="paragraph" style:parent-style-name="Standard">
      <style:text-properties officeooo:rsid="00117ee4" officeooo:paragraph-rsid="00117ee4"/>
    </style:style>
    <style:style style:name="P4" style:family="paragraph" style:parent-style-name="Standard">
      <style:text-properties officeooo:rsid="0011f0e5" officeooo:paragraph-rsid="0011f0e5"/>
    </style:style>
    <style:style style:name="P5" style:family="paragraph" style:parent-style-name="Standard">
      <style:text-properties officeooo:rsid="0011f0e5" officeooo:paragraph-rsid="0011f0e5" fo:background-color="transparent"/>
    </style:style>
    <style:style style:name="P6" style:family="paragraph" style:parent-style-name="Standard">
      <style:text-properties officeooo:rsid="0014d8f3" officeooo:paragraph-rsid="0014d8f3" fo:background-color="transparent"/>
    </style:style>
    <style:style style:name="P7" style:family="paragraph" style:parent-style-name="Standard">
      <style:text-properties officeooo:rsid="00180f71" officeooo:paragraph-rsid="00180f71" fo:background-color="transparent"/>
    </style:style>
    <style:style style:name="P8" style:family="paragraph" style:parent-style-name="Standard">
      <style:text-properties officeooo:rsid="0018d8b6" officeooo:paragraph-rsid="0018d8b6" fo:background-color="transparent"/>
    </style:style>
    <style:style style:name="P9" style:family="paragraph" style:parent-style-name="Standard">
      <style:text-properties officeooo:rsid="001a1da3" officeooo:paragraph-rsid="001a1da3" fo:background-color="transparent"/>
    </style:style>
    <style:style style:name="P10" style:family="paragraph" style:parent-style-name="Standard">
      <style:text-properties officeooo:rsid="001d3cd6" officeooo:paragraph-rsid="001d3cd6" fo:background-color="transparent"/>
    </style:style>
    <style:style style:name="P11" style:family="paragraph" style:parent-style-name="Standard">
      <style:text-properties officeooo:rsid="001e6411" officeooo:paragraph-rsid="001e6411" fo:background-color="transparent"/>
    </style:style>
    <style:style style:name="P12" style:family="paragraph" style:parent-style-name="Standard">
      <style:text-properties officeooo:rsid="001e6411" officeooo:paragraph-rsid="00211367" fo:background-color="transparent"/>
    </style:style>
    <style:style style:name="P13" style:family="paragraph" style:parent-style-name="Standard">
      <style:text-properties officeooo:rsid="00211367" officeooo:paragraph-rsid="00211367" fo:background-color="transparent"/>
    </style:style>
    <style:style style:name="P14" style:family="paragraph" style:parent-style-name="Standard">
      <style:text-properties officeooo:rsid="0021efcf" officeooo:paragraph-rsid="0021efcf" fo:background-color="transparent"/>
    </style:style>
    <style:style style:name="P15" style:family="paragraph" style:parent-style-name="Standard">
      <style:text-properties officeooo:rsid="0023dc17" officeooo:paragraph-rsid="0023dc17" fo:background-color="transparent"/>
    </style:style>
    <style:style style:name="P16" style:family="paragraph" style:parent-style-name="Standard">
      <style:text-properties officeooo:rsid="0025db12" officeooo:paragraph-rsid="0025db12" fo:background-color="transparent"/>
    </style:style>
    <style:style style:name="P17" style:family="paragraph" style:parent-style-name="Standard">
      <style:text-properties officeooo:rsid="002608f4" officeooo:paragraph-rsid="002608f4" fo:background-color="transparent"/>
    </style:style>
    <style:style style:name="P18" style:family="paragraph" style:parent-style-name="Standard">
      <style:text-properties officeooo:rsid="00267d5d" officeooo:paragraph-rsid="00267d5d" fo:background-color="transparent"/>
    </style:style>
    <style:style style:name="P19" style:family="paragraph" style:parent-style-name="Standard">
      <style:text-properties officeooo:rsid="0026d3af" officeooo:paragraph-rsid="0026d3af" fo:background-color="transparent"/>
    </style:style>
    <style:style style:name="P20" style:family="paragraph" style:parent-style-name="Standard">
      <style:text-properties officeooo:rsid="002794b4" officeooo:paragraph-rsid="002794b4" fo:background-color="transparent"/>
    </style:style>
    <style:style style:name="P21" style:family="paragraph" style:parent-style-name="Standard">
      <style:text-properties officeooo:rsid="002df91d" officeooo:paragraph-rsid="002df91d" fo:background-color="transparent"/>
    </style:style>
    <style:style style:name="P22" style:family="paragraph" style:parent-style-name="Standard">
      <style:text-properties officeooo:rsid="002e9f8c" officeooo:paragraph-rsid="002e9f8c" fo:background-color="transparent"/>
    </style:style>
    <style:style style:name="P23" style:family="paragraph" style:parent-style-name="Standard">
      <style:text-properties officeooo:rsid="0037fc61" officeooo:paragraph-rsid="0037fc61" fo:background-color="transparent"/>
    </style:style>
    <style:style style:name="P24" style:family="paragraph" style:parent-style-name="Standard">
      <style:text-properties officeooo:rsid="0038f48d" officeooo:paragraph-rsid="0038f48d" fo:background-color="transparent"/>
    </style:style>
    <style:style style:name="P25" style:family="paragraph" style:parent-style-name="Standard">
      <style:text-properties officeooo:rsid="003a98d7" officeooo:paragraph-rsid="003a98d7" fo:background-color="transparent"/>
    </style:style>
    <style:style style:name="P26" style:family="paragraph" style:parent-style-name="Standard">
      <style:text-properties officeooo:rsid="00418d35" officeooo:paragraph-rsid="00418d35" fo:background-color="transparent"/>
    </style:style>
    <style:style style:name="P27" style:family="paragraph" style:parent-style-name="Standard">
      <style:text-properties officeooo:rsid="002dbb5b" officeooo:paragraph-rsid="00418d35" fo:background-color="transparent"/>
    </style:style>
    <style:style style:name="P28" style:family="paragraph" style:parent-style-name="Standard">
      <style:text-properties officeooo:rsid="0028d9bd" officeooo:paragraph-rsid="0028d9bd"/>
    </style:style>
    <style:style style:name="P29" style:family="paragraph" style:parent-style-name="Standard">
      <style:text-properties officeooo:rsid="00293216" officeooo:paragraph-rsid="00293216"/>
    </style:style>
    <style:style style:name="P30" style:family="paragraph" style:parent-style-name="Standard">
      <style:text-properties officeooo:rsid="00303bef" officeooo:paragraph-rsid="00303bef"/>
    </style:style>
    <style:style style:name="P31" style:family="paragraph" style:parent-style-name="Standard">
      <style:text-properties officeooo:rsid="0032fd3e" officeooo:paragraph-rsid="0032fd3e"/>
    </style:style>
    <style:style style:name="P32" style:family="paragraph" style:parent-style-name="Standard">
      <style:text-properties officeooo:rsid="002d6fdb" officeooo:paragraph-rsid="002d6fdb"/>
    </style:style>
    <style:style style:name="P33" style:family="paragraph" style:parent-style-name="Standard">
      <style:text-properties fo:font-weight="normal" officeooo:rsid="003a98d7" officeooo:paragraph-rsid="003a98d7" fo:background-color="transparent" style:font-weight-asian="normal" style:font-weight-complex="normal"/>
    </style:style>
    <style:style style:name="P34" style:family="paragraph" style:parent-style-name="Standard">
      <style:text-properties officeooo:rsid="003ca0f9" officeooo:paragraph-rsid="003ca0f9"/>
    </style:style>
    <style:style style:name="P35" style:family="paragraph" style:parent-style-name="Standard">
      <style:text-properties officeooo:rsid="003efe77" officeooo:paragraph-rsid="003efe77"/>
    </style:style>
    <style:style style:name="P36" style:family="paragraph" style:parent-style-name="Standard">
      <style:text-properties officeooo:rsid="0035ef4e" officeooo:paragraph-rsid="003639b1"/>
    </style:style>
    <style:style style:name="P37" style:family="paragraph" style:parent-style-name="Standard">
      <style:text-properties officeooo:rsid="002dbb5b" officeooo:paragraph-rsid="003639b1" fo:background-color="#ffff00"/>
    </style:style>
    <style:style style:name="P38" style:family="paragraph" style:parent-style-name="Standard">
      <style:text-properties officeooo:rsid="00356c35" officeooo:paragraph-rsid="0037fc61"/>
    </style:style>
    <style:style style:name="P39" style:family="paragraph" style:parent-style-name="Standard">
      <style:text-properties officeooo:rsid="00450849" officeooo:paragraph-rsid="00450849"/>
    </style:style>
    <style:style style:name="P40" style:family="paragraph" style:parent-style-name="Standard">
      <style:text-properties officeooo:rsid="0047694d" officeooo:paragraph-rsid="0047694d"/>
    </style:style>
    <style:style style:name="P41" style:family="paragraph" style:parent-style-name="Standard">
      <style:text-properties officeooo:rsid="004993c6" officeooo:paragraph-rsid="004993c6"/>
    </style:style>
    <style:style style:name="P42" style:family="paragraph" style:parent-style-name="Standard">
      <style:text-properties officeooo:rsid="004a1504" officeooo:paragraph-rsid="004a1504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d6fdb" fo:background-color="#ffff00" loext:char-shading-value="0"/>
    </style:style>
    <style:style style:name="T3" style:family="text">
      <style:text-properties officeooo:rsid="002dbb5b" fo:background-color="#ffff00" loext:char-shading-value="0"/>
    </style:style>
    <style:style style:name="T4" style:family="text">
      <style:text-properties officeooo:rsid="0032240d" fo:background-color="#ffff00" loext:char-shading-value="0"/>
    </style:style>
    <style:style style:name="T5" style:family="text">
      <style:text-properties officeooo:rsid="002a7523" fo:background-color="#ffff00" loext:char-shading-value="0"/>
    </style:style>
    <style:style style:name="T6" style:family="text">
      <style:text-properties officeooo:rsid="00201422"/>
    </style:style>
    <style:style style:name="T7" style:family="text">
      <style:text-properties officeooo:rsid="00211367"/>
    </style:style>
    <style:style style:name="T8" style:family="text">
      <style:text-properties officeooo:rsid="002dbb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c86f5" style:font-weight-asian="normal" style:font-weight-complex="normal"/>
    </style:style>
    <style:style style:name="T11" style:family="text">
      <style:text-properties officeooo:rsid="00405755"/>
    </style:style>
    <style:style style:name="T12" style:family="text">
      <style:text-properties officeooo:rsid="0047f8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ODO:</text:p>
      <text:p text:style-name="P30">1.<text:tab/>公司logo.js,<text:span text:style-name="T4">logo.png(样式修改.),logo.gif,logo.jpg.</text:span></text:p>
      <text:p text:style-name="P31">2.<text:tab/>在afanty3d.js中添加logo模块儿。</text:p>
      <text:p text:style-name="P38">3.<text:tab/>收集字体,<text:span text:style-name="T8">将文字字库按照unicode编码格式拆分,并统一命名,在afanty3d内增加及时加载js模块功能.</text:span></text:p>
      <text:p text:style-name="P39">4.<text:tab/>公司网站图片，素材整理．</text:p>
      <text:p text:style-name="P40">5.<text:tab/>商业计划书完整版</text:p>
      <text:p text:style-name="P40">6.<text:tab/><text:span text:style-name="T12">makehuman重构．</text:span></text:p>
      <text:p text:style-name="P41">7.<text:tab/>商业模式</text:p>
      <text:p text:style-name="P42">8.<text:tab/>网站原型．</text:p>
      <text:p text:style-name="P34"/>
      <text:p text:style-name="P31"/>
      <text:p text:style-name="P1">通用功能</text:p>
      <text:p text:style-name="P28">1.<text:tab/>状态管理器</text:p>
      <text:p text:style-name="P28">2.<text:tab/>场景init。</text:p>
      <text:p text:style-name="P28">3.<text:tab/>公司logo，版权信息。</text:p>
      <text:p text:style-name="P29">4.<text:tab/><text:span text:style-name="T1">体验功能注释，</text:span><text:span text:style-name="T5">增加体验说明语句，“亲，您目前访问的是体验页面，为开放全部<text:tab/>功能，请见谅。”</text:span></text:p>
      <text:p text:style-name="P32">5.<text:tab/><text:span text:style-name="T1">中文字体路径，opentype.js，typeface.</text:span><text:span text:style-name="T3">js,</text:span></text:p>
      <text:p text:style-name="P32">6.<text:tab/><text:span text:style-name="T1">创建afanty3d，github项目。</text:span></text:p>
      <text:p text:style-name="P36"><text:span text:style-name="T1">7.<text:tab/>英文艺术字体转换.</text:span><text:span text:style-name="T2">typeface.</text:span><text:span text:style-name="T3">js</text:span></text:p>
      <text:p text:style-name="P37"/>
      <text:p text:style-name="P27">布尔运算模块儿</text:p>
      <text:p text:style-name="P26">1.<text:tab/>获得运算模型(dst)与源模型(source)的交集,</text:p>
      <text:p text:style-name="P26">2.<text:tab/>交集,直接返回 intersection = source - dst</text:p>
      <text:p text:style-name="P26">3.<text:tab/>并集, source + (dst – intersection)</text:p>
      <text:p text:style-name="P26">4.<text:tab/>差集, source – intersection</text:p>
      <text:p text:style-name="P26"/>
      <text:p text:style-name="P35">中文艺术字体制作.</text:p>
      <text:p text:style-name="P35"><text:span text:style-name="T11">1.<text:tab/></text:span>中文艺术字体制作.</text:p>
      <text:p text:style-name="P28"/>
      <text:p text:style-name="P1">场景模板</text:p>
      <text:p text:style-name="P1"/>
      <text:p text:style-name="P2">1.<text:tab/><text:span text:style-name="T1">添加header，footer</text:span></text:p>
      <text:p text:style-name="P2">2.<text:tab/><text:span text:style-name="T1">设置渲染器antialias为true，alpha 为 true</text:span></text:p>
      <text:p text:style-name="P2">3.<text:tab/>合并canvas_camera_orthographic2.html</text:p>
      <text:p text:style-name="P2">4.<text:tab/><text:span text:style-name="T1">添加trackball controler</text:span></text:p>
      <text:p text:style-name="P3">5.<text:tab/><text:span text:style-name="T1">合并webgl_materials_lightmap.html</text:span></text:p>
      <text:p text:style-name="P4">6.<text:tab/><text:span text:style-name="T1">合并webgl_lights_hemisphere.html</text:span></text:p>
      <text:p text:style-name="P4">7.<text:tab/><text:span text:style-name="T1">合并webgl_geometry_large_mesh.html</text:span></text:p>
      <text:p text:style-name="P21">8.<text:tab/>包含afanty3d.js和signals.js</text:p>
      <text:p text:style-name="P22">9.<text:tab/>包含logo canvas</text:p>
      <text:p text:style-name="P4"/>
      <text:p text:style-name="P5">家居布置</text:p>
      <text:p text:style-name="P5"/>
      <text:p text:style-name="P6">1.<text:tab/><text:span text:style-name="T1">添加选择家具面板</text:span></text:p>
      <text:p text:style-name="P6">2.<text:tab/><text:span text:style-name="T1">获得家具的外部边界，红色，30%透明</text:span></text:p>
      <text:p text:style-name="P6">3.<text:tab/>获得鼠标位置，在鼠标所在位置绘制家具以及边框。</text:p>
      <text:p text:style-name="P6">4.<text:tab/>获得与鼠标相交的墙，地面，并高亮相交的面，并判断与家具的边界是否相交，如果相交，将墙面设置<text:tab/>为莹绿30%透明</text:p>
      <text:p text:style-name="P6"><text:soft-page-break/>5.<text:tab/><text:span text:style-name="T1">放置家具。</text:span></text:p>
      <text:p text:style-name="P7">6.<text:tab/><text:span text:style-name="T1">添加变换控制。</text:span></text:p>
      <text:p text:style-name="P8">7.<text:tab/><text:span text:style-name="T1">合并webgl_interactive_voxelpainter.html</text:span></text:p>
      <text:p text:style-name="P9">8.<text:tab/>设置状态管理器，共有视图操作，放置，变换三种状态，放置与视图操作，变换操作互斥。视图操作与 变换操作共存，默认为视图操作，单击变换按钮，中断放置状态，打开变换状态，按esc键取消当前状 态回到视图操作状态，按放置命令，中断变换状态，打开放置状态</text:p>
      <text:p text:style-name="P9"/>
      <text:p text:style-name="P10">服装喷涂定制</text:p>
      <text:p text:style-name="P10"/>
      <text:p text:style-name="P10">1.<text:tab/><text:span text:style-name="T1">合并webgl_decals.html</text:span></text:p>
      <text:p text:style-name="P14">2.<text:tab/><text:span text:style-name="T1">添加菜单控制模块，单击命令按钮</text:span>，对应的属性栏和右侧选择栏自动变换。</text:p>
      <text:p text:style-name="P14">3.<text:tab/><text:span text:style-name="T1">添加场景鼠标适配模块，鼠标在场景中点击，获得正确的坐标。</text:span></text:p>
      <text:p text:style-name="P15">4.<text:tab/>艺术贴花模块儿，过滤模特胳臂。</text:p>
      <text:p text:style-name="P16">5.<text:tab/>添加更多服装模型，<text:span text:style-name="T1">艺术贴花样式</text:span>。</text:p>
      <text:p text:style-name="P17">6.<text:tab/>添加更改服装底色模块，服装样式模块。</text:p>
      <text:p text:style-name="P18">7.<text:tab/>添加保存用户定义属性模块。</text:p>
      <text:p text:style-name="P19">8.<text:tab/>添加随机贴花模块。</text:p>
      <text:p text:style-name="P20">9.<text:tab/>制作更多模特模型，增加更改性别，身高，体重模块。</text:p>
      <text:p text:style-name="P10"/>
      <text:p text:style-name="P10">戒指定制</text:p>
      <text:p text:style-name="P10"/>
      <text:p text:style-name="P11">1.<text:tab/>创建圆环</text:p>
      <text:p text:style-name="P12">2.<text:tab/>创建文字<text:span text:style-name="T7">，按照圆环的弧度放置</text:span></text:p>
      <text:p text:style-name="P12"><text:span text:style-name="T7">3.<text:tab/></text:span>合并webgl_<text:span text:style-name="T6">decals.html,通过decalgeometry 获得 textgeometry在圆环上的投影，按照圆环的厚度拉<text:tab/>伸。</text:span></text:p>
      <text:p text:style-name="P13">4.<text:tab/>获得文字的外边界，得到文字的边界长度，转换为弧度。</text:p>
      <text:p text:style-name="P13">5.<text:tab/>创建一个不封闭的圆环，开放的弧度为文字的弧度。</text:p>
      <text:p text:style-name="P13"/>
      <text:p text:style-name="P13">包装盒定制</text:p>
      <text:p text:style-name="P23">1.<text:tab/>方盒,长宽高,壁厚</text:p>
      <text:p text:style-name="P24">2.<text:tab/>底色,图案,文字贴图.</text:p>
      <text:p text:style-name="P25">3.<text:tab/>添加<text:span text:style-name="T9">webgl_geometry_shapes.html </text:span><text:span text:style-name="T10">中的</text:span><text:span text:style-name="T9"> roundrect,并按照要求修改.</text:span></text:p>
      <text:p text:style-name="P33">4. <text:tab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5:34:53.066174409</meta:creation-date>
    <dc:date>2015-04-11T10:50:19.649466956</dc:date>
    <meta:editing-duration>P1DT6H2M2S</meta:editing-duration>
    <meta:editing-cycles>66</meta:editing-cycles>
    <meta:generator>LibreOffice/4.3.3.2$Linux_X86_64 LibreOffice_project/430m0$Build-2</meta:generator>
    <meta:document-statistic meta:table-count="0" meta:image-count="0" meta:object-count="0" meta:page-count="2" meta:paragraph-count="64" meta:word-count="888" meta:character-count="1533" meta:non-whitespace-character-count="1451"/>
  </office:meta>
</office:document-meta>
</file>